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Me1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rié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i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ü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amass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meuv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mo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en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sa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s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e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i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ke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dou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ï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ta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ta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ntes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ü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r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jou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us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ui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s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leuk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y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uil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veuk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né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t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xx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doub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s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es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ï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e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n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ac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u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c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hec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n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en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land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andre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urn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lam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rch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é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ntie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roy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rch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u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ven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çou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i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rch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trou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Ychil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y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ig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ssé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rie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e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d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ol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e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u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y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sey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hire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ï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ü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tou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utes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u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arand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en2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fer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r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ou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è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ing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lr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u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r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j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and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rou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sa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eg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bac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san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jou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vill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aig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ui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ou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esai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ev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ou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mpe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s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ych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end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i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l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nsey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r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ach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sey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sill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gne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e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ar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Rend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n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ai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o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en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a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çou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mou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k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nço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r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i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äi!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i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ria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l—parfo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lop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iij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u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s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st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i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n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esaig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voi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ffroy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uduï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doï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l—parfo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n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lugny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ignie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leuk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ma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nouve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u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sa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ng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sai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Joffr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ud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ï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ns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herein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aiv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vie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ie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ame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ëag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rchede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en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land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andre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n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am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loov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ie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con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r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hes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mand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s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ong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nc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rev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onné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e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se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ir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ré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ü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u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ü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liv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s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bea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i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fer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ais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ner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é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ur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rav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tr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uenc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se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liv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treme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bac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c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ven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j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jor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cub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cub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vell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d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ui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t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ov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seï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ra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s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ivr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nd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er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ac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nseï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sell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e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é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uè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end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ces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o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jorn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i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or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asc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ir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u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ria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rg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l—profo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linguefor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iij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as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ent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ie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co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esti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l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l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oifro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reng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errui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rduï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l—profo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linguefo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storn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luign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ma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nouvel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schi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seig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ing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ing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ingemb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rc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n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oifr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ud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oh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amel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rve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l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s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v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n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u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co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ovenc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joven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orchaç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and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l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h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é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v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t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ingemb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con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ie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cl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nclin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i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i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r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it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oherai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respond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ï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ï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f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oign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ud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egu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s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oifro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ö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spond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ni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al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torn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la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l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rie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on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ven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t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torn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cost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g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ingemb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pai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u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cot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end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lasm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ü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ü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o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iel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hen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rbé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arbé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i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ou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a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i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ter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rdré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sill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st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ssil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esa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ire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ls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bandon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rot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tt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en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ij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e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b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j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compl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ss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tt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rm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st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st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Ti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cor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ron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pos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lasm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i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man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a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genr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sch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sch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ADVgen.PROper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rv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sé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rom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ent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l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rn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l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ufr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nqu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ier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g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rd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st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ointa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coint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l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e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ste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end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c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rgoi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aiss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u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hesu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ai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told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co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g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n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ï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uar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entecos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ntecost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i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onci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su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6:18.093622681</dc:date>
    <meta:editing-duration>PT28S</meta:editing-duration>
    <meta:editing-cycles>1</meta:editing-cycles>
    <meta:document-statistic meta:table-count="1" meta:cell-count="8080" meta:object-count="0"/>
    <meta:generator>LibreOffice/5.1.6.2$Linux_X86_64 LibreOffice_project/10m0$Build-2</meta:generator>
  </office:meta>
</office:document-meta>
</file>